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text-align="center" style:justify-single-word="false" style:page-number="auto"/>
      <style:text-properties style:font-name="Arial" fo:font-size="16pt" fo:font-weight="bold" style:font-size-asian="16pt" style:font-weight-asian="bold" style:font-name-complex="Arial"/>
    </style:style>
    <style:style style:name="P2" style:family="paragraph" style:parent-style-name="Standard">
      <style:paragraph-properties fo:text-align="center" style:justify-single-word="false"/>
      <style:text-properties style:font-name="Arial" fo:font-size="16pt" fo:font-weight="bold" style:font-size-asian="16pt" style:font-weight-asian="bold" style:font-name-complex="Arial"/>
    </style:style>
    <style:style style:name="P3" style:family="paragraph" style:parent-style-name="Standard">
      <style:text-properties style:font-name="Arial" fo:font-weight="bold" style:font-weight-asian="bold" style:font-name-complex="Arial"/>
    </style:style>
    <style:style style:name="P4" style:family="paragraph" style:parent-style-name="Standard">
      <style:text-properties style:font-name="Arial" style:font-name-complex="Arial"/>
    </style:style>
    <style:style style:name="P5" style:family="paragraph" style:parent-style-name="Standard" style:list-style-name="WW8Num2">
      <style:text-properties style:font-name="Arial" style:font-name-complex="Arial"/>
    </style:style>
    <style:style style:name="P6" style:family="paragraph" style:parent-style-name="Standard" style:list-style-name="WW8Num4">
      <style:text-properties style:font-name="Arial" style:font-name-complex="Arial"/>
    </style:style>
    <style:style style:name="P7" style:family="paragraph" style:parent-style-name="Standard" style:list-style-name="WW8Num5">
      <style:text-properties style:font-name="Arial" style:font-name-complex="Arial"/>
    </style:style>
    <style:style style:name="P8" style:family="paragraph" style:parent-style-name="Standard" style:list-style-name="L1">
      <style:text-properties style:font-name="Arial" style:font-name-complex="Arial"/>
    </style:style>
    <style:style style:name="P9" style:family="paragraph" style:parent-style-name="Standard" style:list-style-name="L1">
      <style:text-properties style:font-name="Arial" fo:font-weight="normal" style:font-weight-asian="normal" style:font-name-complex="Arial" style:font-weight-complex="normal"/>
    </style:style>
    <style:style style:name="P10" style:family="paragraph" style:parent-style-name="Standard" style:list-style-name="WW8Num4">
      <style:text-properties style:font-name="Arial" fo:font-weight="normal" style:font-weight-asian="normal" style:font-name-complex="Arial" style:font-weight-complex="normal"/>
    </style:style>
    <style:style style:name="T1" style:family="text">
      <style:text-properties style:font-name="Arial" fo:font-weight="bold" style:font-weight-asian="bold" style:font-name-complex="Arial"/>
    </style:style>
    <style:style style:name="T2" style:family="text">
      <style:text-properties style:font-name="Arial" style:font-name-complex="Arial"/>
    </style:style>
    <style:style style:name="T3" style:family="text">
      <style:text-properties style:font-name="Arial" fo:font-weight="normal" style:font-weight-asian="normal" style:font-name-complex="Arial" style:font-weight-complex="normal"/>
    </style:style>
    <style:style style:name="T4" style:family="text">
      <style:text-properties fo:font-weight="bold" style:font-weight-asian="bold"/>
    </style:style>
    <style:style style:name="T5" style:family="text">
      <style:text-properties fo:font-weight="normal" style:font-weight-asian="normal" style:font-weight-complex="normal"/>
    </style:style>
    <text:list-style style:name="L1">
      <text:list-level-style-bullet text:level="1" text:style-name="Zeichenformat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Zeichenformat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Zeichenformat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Zeichenformat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Zeichenformat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Zeichenformat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Zeichenformat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Zeichenformat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Zeichenformat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Zeichenformat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se Case UC4: Cancellation of Booked Events</text:p>
      <text:p text:style-name="P2"/>
      <text:p text:style-name="Standard"><text:span text:style-name="T1">Scope : </text:span><text:span text:style-name="T2">anucana system</text:span></text:p>
      <text:p text:style-name="P3"/>
      <text:p text:style-name="Standard"><text:span text:style-name="T1">Level ( user-goal / sub-function ) :</text:span><text:span text:style-name="T2"> user-goal</text:span></text:p>
      <text:p text:style-name="P3"/>
      <text:p text:style-name="Standard"><text:span text:style-name="T1">Primary Actor : </text:span><text:span text:style-name="T2">Community Member</text:span></text:p>
      <text:p text:style-name="P3"/>
      <text:p text:style-name="P3">Stakeholder and Interests : </text:p>
      <text:list xml:id="list1668688976967676960" text:style-name="WW8Num2">
        <text:list-item>
          <text:p text:style-name="P5">Finance Controller : Wants to keep his books updated with every cancellation of a booked event. They will be reversing the payments made by the user through the interface provided by the payment gateway.</text:p>
        </text:list-item>
      </text:list>
      <text:p text:style-name="P4"/>
      <text:list xml:id="list29517236" text:continue-numbering="true" text:style-name="WW8Num2">
        <text:list-item>
          <text:p text:style-name="P5">Sales and Marketing Agent : Wants to know and capture the reason behind user canceling his/her booking for an event, so that they can take any actions if required.</text:p>
          <text:p text:style-name="P5"/>
        </text:list-item>
        <text:list-item>
          <text:p text:style-name="P5">Payment Authorization Service : Indirectly used by finance controller to reverse the payment in case of cancellation of a booking for an event by the user</text:p>
        </text:list-item>
      </text:list>
      <text:p text:style-name="P4"/>
      <text:list xml:id="list29511119" text:continue-numbering="true" text:style-name="WW8Num2">
        <text:list-item>
          <text:p text:style-name="P5">Other Community Members / Community Moderator : Want to know and capture the reason behind user canceling his/her booking for an event, so that they can take any actions if required.</text:p>
        </text:list-item>
      </text:list>
      <text:p text:style-name="P3"/>
      <text:p text:style-name="Standard"><text:span text:style-name="T1">Preconditions : </text:span></text:p>
      <text:list xml:id="list4278041292814756827" text:style-name="L1">
        <text:list-item>
          <text:p text:style-name="P8">User is authenticated and authorized to see the the events of the community.</text:p>
        </text:list-item>
        <text:list-item>
          <text:p text:style-name="P8">User is able to book an event.</text:p>
        </text:list-item>
        <text:list-item>
          <text:p text:style-name="P9"><text:span text:style-name="T2">User is able to search his booked event and sees “I am not attending” button </text:span></text:p>
        </text:list-item>
      </text:list>
      <text:p text:style-name="P3"/>
      <text:p text:style-name="Standard"><text:span text:style-name="T1">Success Guarantee ( or Post Conditions ) : </text:span><text:span text:style-name="T2">User is able cancel the booking for an event. System successfully captures the reason for cancellation and refunds the payments made by the user.</text:span></text:p>
      <text:p text:style-name="P3"/>
      <text:p text:style-name="P3">Main Success Scenario (or Basic Flow ):</text:p>
      <text:list xml:id="list6420563287611508999" text:style-name="WW8Num4">
        <text:list-item>
          <text:p text:style-name="P6">User clicks the “I am not attending” button on “My Transactions” page</text:p>
        </text:list-item>
        <text:list-item>
          <text:p text:style-name="P6">System calculates the refund amount ( based on the refund rules) and displays it to the user. </text:p>
        </text:list-item>
        <text:list-item>
          <text:p text:style-name="P6">System asks user's confirmation for cancellation and to provide the reason for his/her cancellation.</text:p>
        </text:list-item>
        <text:list-item>
          <text:p text:style-name="P10">User enters the reason for cancellation.</text:p>
        </text:list-item>
        <text:list-item>
          <text:p text:style-name="P10">System successfully cancels the booking and processes the refund.</text:p>
        </text:list-item>
        <text:list-item>
          <text:p text:style-name="P10">System sends the confirmation on email / SMS based on user profile preferences.</text:p>
        </text:list-item>
        <text:list-item>
          <text:p text:style-name="P10">System re-directs the user back to the “My Transactions” page with the event status marked as cancelled and the buttons ”Print Receipt” and “I am not attending” as disabled.</text:p>
        </text:list-item>
      </text:list>
      <text:p text:style-name="P3"/>
      <text:p text:style-name="P3"/>
      <text:p text:style-name="P3"/>
      <text:p text:style-name="P3"/>
      <text:p text:style-name="P3"/>
      <text:p text:style-name="P4"><text:soft-page-break/><text:span text:style-name="T4">Extensions ( or Alternative Flows ): </text:span><text:span text:style-name="T5">None</text:span></text:p>
      <text:p text:style-name="P3"/>
      <text:p text:style-name="P3"/>
      <text:p text:style-name="P3">Special Requirements:</text:p>
      <text:list xml:id="list7821248269395642323" text:style-name="WW8Num5">
        <text:list-item>
          <text:p text:style-name="P7">Refund rules should be easily configurable / pluggable. Changing a refund rule must not require system restart.</text:p>
        </text:list-item>
        <text:list-item>
          <text:p text:style-name="P7">On cancellation, system must notify the “Finance Controller” and “Sales and Marketing Agent” about the cancellation</text:p>
          <text:list>
            <text:list-header>
              <text:p text:style-name="P7"/>
            </text:list-header>
          </text:list>
        </text:list-item>
      </text:list>
      <text:p text:style-name="P4"/>
      <text:p text:style-name="P3">Technology and Data Variations List:</text:p>
      <text:p text:style-name="P3"/>
      <text:p text:style-name="P3"/>
      <text:p text:style-name="Standard"><text:span text:style-name="T1">Frequency of Occurrence: </text:span><text:span text:style-name="T3">Occasional </text:span></text:p>
      <text:p text:style-name="P3"/>
      <text:p text:style-name="P3"/>
      <text:p text:style-name="P3">Open Issues : 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List_20_Paragraph" style:display-name="List Paragraph" style:family="paragraph" style:parent-style-name="Standard">
      <style:paragraph-properties fo:margin="100%" fo:margin-left="0.5in" fo:margin-right="0in" fo:margin-top="0in" fo:margin-bottom="0in" fo:text-indent="0in" style:auto-text-indent="false"/>
    </style:style>
    <style:style style:name="WW8Num2z0" style:family="text">
      <style:text-properties style:font-name="Symbol" style:font-name-complex="Symbol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 style:font-name-complex="Wingdings"/>
    </style:style>
    <style:style style:name="WW8Num4z0" style:family="text">
      <style:text-properties fo:font-weight="bold" style:font-weight-asian="bold"/>
    </style:style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fo:font-weight="bold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text:style-name="WW8Num4z0" style:num-suffix=")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WW8Num4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WW8Num4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Star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vind Srivastava</meta:initial-creator>
    <meta:creation-date>2013-11-12T08:20:00.72</meta:creation-date>
    <dc:date>2013-11-12T09:36:32.81</dc:date>
    <dc:creator>Arvind Srivastava</dc:creator>
    <meta:editing-duration>PT31M48S</meta:editing-duration>
    <meta:editing-cycles>6</meta:editing-cycles>
    <meta:generator>OpenOffice/4.0.1$Win32 OpenOffice.org_project/401m5$Build-9714</meta:generator>
    <meta:document-statistic meta:table-count="0" meta:image-count="0" meta:object-count="0" meta:page-count="2" meta:paragraph-count="29" meta:word-count="393" meta:character-count="2315"/>
  </office:meta>
</office:document-meta>
</file>